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5in"/>
    </style:style>
    <style:style style:name="co2" style:family="table-column">
      <style:table-column-properties fo:break-before="auto" style:column-width="0.939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898in"/>
    </style:style>
    <style:style style:name="co5" style:family="table-column">
      <style:table-column-properties fo:break-before="auto" style:column-width="1.0154in"/>
    </style:style>
    <style:style style:name="co6" style:family="table-column">
      <style:table-column-properties fo:break-before="auto" style:column-width="1.0902in"/>
    </style:style>
    <style:style style:name="co7" style:family="table-column">
      <style:table-column-properties fo:break-before="auto" style:column-width="0.8646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_23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Find Cuts (CPU)</text:p>
          </table:table-cell>
          <table:table-cell office:value-type="float" office:value="110000000">
            <text:p>110000000</text:p>
          </table:table-cell>
        </table:table-row>
        <table:table-row table:style-name="ro1">
          <table:table-cell office:value-type="string">
            <text:p>Building Trees (CPU)</text:p>
          </table:table-cell>
          <table:table-cell office:value-type="float" office:value="51640000000">
            <text:p>5164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4098">
            <text:p>4098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830000000">
            <text:p>830000000</text:p>
          </table:table-cell>
        </table:table-row>
        <table:table-row table:style-name="ro1">
          <table:table-cell office:value-type="string">
            <text:p>Find Cuts (User)</text:p>
          </table:table-cell>
          <table:table-cell office:value-type="float" office:value="100000000">
            <text:p>10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51610000000">
            <text:p>5161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52550000000">
            <text:p>5255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52620000000">
            <text:p>5262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810000000">
            <text:p>810000000</text:p>
          </table:table-cell>
        </table:table-row>
      </table:table>
      <table:table table:name="Sheet1_22" table:style-name="ta1" table:print="false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Find Cuts (CPU)</text:p>
          </table:table-cell>
          <table:table-cell office:value-type="float" office:value="50000000">
            <text:p>50000000</text:p>
          </table:table-cell>
        </table:table-row>
        <table:table-row table:style-name="ro1">
          <table:table-cell office:value-type="string">
            <text:p>Building Trees (CPU)</text:p>
          </table:table-cell>
          <table:table-cell office:value-type="float" office:value="500000000">
            <text:p>50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1026">
            <text:p>1026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280000000">
            <text:p>280000000</text:p>
          </table:table-cell>
        </table:table-row>
        <table:table-row table:style-name="ro1">
          <table:table-cell office:value-type="string">
            <text:p>Find Cuts (User)</text:p>
          </table:table-cell>
          <table:table-cell office:value-type="float" office:value="40000000">
            <text:p>4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500000000">
            <text:p>50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820000000">
            <text:p>82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850000000">
            <text:p>85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260000000">
            <text:p>260000000</text:p>
          </table:table-cell>
        </table:table-row>
      </table:table>
      <table:table table:name="Sheet1_21" table:style-name="ta1" table:print="false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Find Cuts (CPU)</text:p>
          </table:table-cell>
          <table:table-cell office:value-type="float" office:value="10000000">
            <text:p>10000000</text:p>
          </table:table-cell>
        </table:table-row>
        <table:table-row table:style-name="ro1">
          <table:table-cell office:value-type="string">
            <text:p>Building Trees (CPU)</text:p>
          </table:table-cell>
          <table:table-cell office:value-type="float" office:value="880000000">
            <text:p>88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1026">
            <text:p>1026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50000000">
            <text:p>50000000</text:p>
          </table:table-cell>
        </table:table-row>
        <table:table-row table:style-name="ro1">
          <table:table-cell office:value-type="string">
            <text:p>Find Cuts (User)</text:p>
          </table:table-cell>
          <table:table-cell office:value-type="float" office:value="10000000">
            <text:p>1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870000000">
            <text:p>87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930000000">
            <text:p>93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950000000">
            <text:p>95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50000000">
            <text:p>50000000</text:p>
          </table:table-cell>
        </table:table-row>
      </table:table>
      <table:table table:name="Sheet1_20" table:style-name="ta1" table:print="false"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>
            <text:p>Find Cuts (CPU)</text:p>
          </table:table-cell>
          <table:table-cell office:value-type="float" office:value="470000000">
            <text:p>470000000</text:p>
          </table:table-cell>
        </table:table-row>
        <table:table-row table:style-name="ro1">
          <table:table-cell office:value-type="string">
            <text:p>Building Trees (CPU)</text:p>
          </table:table-cell>
          <table:table-cell office:value-type="float" office:value="375080000000">
            <text:p>37508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4098">
            <text:p>4098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1930000000">
            <text:p>1930000000</text:p>
          </table:table-cell>
        </table:table-row>
        <table:table-row table:style-name="ro1">
          <table:table-cell office:value-type="string">
            <text:p>Find Cuts (User)</text:p>
          </table:table-cell>
          <table:table-cell office:value-type="float" office:value="390000000">
            <text:p>39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374660000000">
            <text:p>37466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377010000000">
            <text:p>37701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377530000000">
            <text:p>37753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1890000000">
            <text:p>1890000000</text:p>
          </table:table-cell>
        </table:table-row>
      </table:table>
      <table:table table:name="Sheet1_19" table:style-name="ta1" table:print="false"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>
            <text:p>Find Cuts (CPU)</text:p>
          </table:table-cell>
          <table:table-cell office:value-type="float" office:value="420000000">
            <text:p>420000000</text:p>
          </table:table-cell>
        </table:table-row>
        <table:table-row table:style-name="ro1">
          <table:table-cell office:value-type="string">
            <text:p>Building Trees (CPU)</text:p>
          </table:table-cell>
          <table:table-cell office:value-type="float" office:value="210590000000">
            <text:p>21059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4098">
            <text:p>4098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2760000000">
            <text:p>2760000000</text:p>
          </table:table-cell>
        </table:table-row>
        <table:table-row table:style-name="ro1">
          <table:table-cell office:value-type="string">
            <text:p>Find Cuts (User)</text:p>
          </table:table-cell>
          <table:table-cell office:value-type="float" office:value="410000000">
            <text:p>41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210410000000">
            <text:p>21041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213610000000">
            <text:p>21361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213840000000">
            <text:p>21384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2720000000">
            <text:p>2720000000</text:p>
          </table:table-cell>
        </table:table-row>
      </table:table>
      <table:table table:name="Sheet1_18" table:style-name="ta1" table:print="false"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>
            <text:p>Find Cuts (CPU)</text:p>
          </table:table-cell>
          <table:table-cell office:value-type="float" office:value="830000000">
            <text:p>830000000</text:p>
          </table:table-cell>
        </table:table-row>
        <table:table-row table:style-name="ro1">
          <table:table-cell office:value-type="string">
            <text:p>Building Trees (CPU)</text:p>
          </table:table-cell>
          <table:table-cell office:value-type="float" office:value="2060710000000">
            <text:p>206071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16386">
            <text:p>16386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14140000000">
            <text:p>14140000000</text:p>
          </table:table-cell>
        </table:table-row>
        <table:table-row table:style-name="ro1">
          <table:table-cell office:value-type="string">
            <text:p>Find Cuts (User)</text:p>
          </table:table-cell>
          <table:table-cell office:value-type="float" office:value="810000000">
            <text:p>81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2059020000000">
            <text:p>205902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2074030000000">
            <text:p>207403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2075730000000">
            <text:p>207573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14130000000">
            <text:p>14130000000</text:p>
          </table:table-cell>
        </table:table-row>
      </table:table>
      <table:table table:name="Sheet1_17" table:style-name="ta1" table:print="false"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>
            <text:p>Find Cuts (CPU)</text:p>
          </table:table-cell>
          <table:table-cell office:value-type="float" office:value="940000000">
            <text:p>940000000</text:p>
          </table:table-cell>
        </table:table-row>
        <table:table-row table:style-name="ro1">
          <table:table-cell office:value-type="string">
            <text:p>Building Trees (CPU)</text:p>
          </table:table-cell>
          <table:table-cell office:value-type="float" office:value="803290000000">
            <text:p>80329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16386">
            <text:p>16386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10650000000">
            <text:p>10650000000</text:p>
          </table:table-cell>
        </table:table-row>
        <table:table-row table:style-name="ro1">
          <table:table-cell office:value-type="string">
            <text:p>Find Cuts (User)</text:p>
          </table:table-cell>
          <table:table-cell office:value-type="float" office:value="900000000">
            <text:p>90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802310000000">
            <text:p>80231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813860000000">
            <text:p>81386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814920000000">
            <text:p>81492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10630000000">
            <text:p>10630000000</text:p>
          </table:table-cell>
        </table:table-row>
      </table:table>
      <table:table table:name="Sheet1_16" table:style-name="ta1" table:print="false"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>
            <text:p>Find Cuts (CPU)</text:p>
          </table:table-cell>
          <table:table-cell office:value-type="float" office:value="1560000000">
            <text:p>1560000000</text:p>
          </table:table-cell>
        </table:table-row>
        <table:table-row table:style-name="ro1">
          <table:table-cell office:value-type="string">
            <text:p>Building Trees (CPU)</text:p>
          </table:table-cell>
          <table:table-cell office:value-type="float" office:value="1226170000000">
            <text:p>122617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16386">
            <text:p>16386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12070000000">
            <text:p>12070000000</text:p>
          </table:table-cell>
        </table:table-row>
        <table:table-row table:style-name="ro1">
          <table:table-cell office:value-type="string">
            <text:p>Find Cuts (User)</text:p>
          </table:table-cell>
          <table:table-cell office:value-type="float" office:value="1510000000">
            <text:p>151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1223330000000">
            <text:p>122333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1237010000000">
            <text:p>123701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1240010000000">
            <text:p>124001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12010000000">
            <text:p>12010000000</text:p>
          </table:table-cell>
        </table:table-row>
      </table:table>
      <table:table table:name="Sheet1_15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Find Cuts (CPU)</text:p>
          </table:table-cell>
          <table:table-cell office:value-type="float" office:value="120000000">
            <text:p>120000000</text:p>
          </table:table-cell>
        </table:table-row>
        <table:table-row table:style-name="ro1">
          <table:table-cell office:value-type="string">
            <text:p>Building Trees (CPU)</text:p>
          </table:table-cell>
          <table:table-cell office:value-type="float" office:value="83850000000">
            <text:p>8385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4098">
            <text:p>4098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1150000000">
            <text:p>1150000000</text:p>
          </table:table-cell>
        </table:table-row>
        <table:table-row table:style-name="ro1">
          <table:table-cell office:value-type="string">
            <text:p>Find Cuts (User)</text:p>
          </table:table-cell>
          <table:table-cell office:value-type="float" office:value="110000000">
            <text:p>11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83750000000">
            <text:p>8375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85010000000">
            <text:p>8501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85140000000">
            <text:p>8514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1130000000">
            <text:p>1130000000</text:p>
          </table:table-cell>
        </table:table-row>
      </table:table>
      <table:table table:name="Sheet1_14" table:style-name="ta1" table:print="false"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>
            <text:p>Find Cuts (CPU)</text:p>
          </table:table-cell>
          <table:table-cell office:value-type="float" office:value="30000000">
            <text:p>30000000</text:p>
          </table:table-cell>
        </table:table-row>
        <table:table-row table:style-name="ro1">
          <table:table-cell office:value-type="string">
            <text:p>Building Trees (CPU)</text:p>
          </table:table-cell>
          <table:table-cell office:value-type="float" office:value="1930000000">
            <text:p>193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1026">
            <text:p>1026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130000000">
            <text:p>130000000</text:p>
          </table:table-cell>
        </table:table-row>
        <table:table-row table:style-name="ro1">
          <table:table-cell office:value-type="string">
            <text:p>Find Cuts (User)</text:p>
          </table:table-cell>
          <table:table-cell office:value-type="float" office:value="20000000">
            <text:p>2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1910000000">
            <text:p>191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2060000000">
            <text:p>206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2090000000">
            <text:p>209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110000000">
            <text:p>110000000</text:p>
          </table:table-cell>
        </table:table-row>
      </table:table>
      <table:table table:name="Sheet1_13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Find Cuts (CPU)</text:p>
          </table:table-cell>
          <table:table-cell office:value-type="float" office:value="40000000">
            <text:p>40000000</text:p>
          </table:table-cell>
        </table:table-row>
        <table:table-row table:style-name="ro1">
          <table:table-cell office:value-type="string">
            <text:p>Building Trees (CPU)</text:p>
          </table:table-cell>
          <table:table-cell office:value-type="float" office:value="11980000000">
            <text:p>1198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4098">
            <text:p>4098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560000000">
            <text:p>560000000</text:p>
          </table:table-cell>
        </table:table-row>
        <table:table-row table:style-name="ro1">
          <table:table-cell office:value-type="string">
            <text:p>Find Cuts (User)</text:p>
          </table:table-cell>
          <table:table-cell office:value-type="float" office:value="40000000">
            <text:p>4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11960000000">
            <text:p>1196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12550000000">
            <text:p>1255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12590000000">
            <text:p>1259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550000000">
            <text:p>550000000</text:p>
          </table:table-cell>
        </table:table-row>
      </table:table>
      <table:table table:name="Sheet1_12" table:style-name="ta1" table:print="false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Find Cuts (CPU)</text:p>
          </table:table-cell>
          <table:table-cell office:value-type="float" office:value="20000000">
            <text:p>20000000</text:p>
          </table:table-cell>
        </table:table-row>
        <table:table-row table:style-name="ro1">
          <table:table-cell office:value-type="string">
            <text:p>Building Trees (CPU)</text:p>
          </table:table-cell>
          <table:table-cell office:value-type="float" office:value="580000000">
            <text:p>58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1026">
            <text:p>1026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110000000">
            <text:p>110000000</text:p>
          </table:table-cell>
        </table:table-row>
        <table:table-row table:style-name="ro1">
          <table:table-cell office:value-type="string">
            <text:p>Find Cuts (User)</text:p>
          </table:table-cell>
          <table:table-cell office:value-type="float" office:value="10000000">
            <text:p>1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580000000">
            <text:p>58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690000000">
            <text:p>69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710000000">
            <text:p>71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100000000">
            <text:p>100000000</text:p>
          </table:table-cell>
        </table:table-row>
      </table:table>
      <table:table table:name="Sheet1_1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Find Cuts (CPU)</text:p>
          </table:table-cell>
          <table:table-cell office:value-type="float" office:value="260000000">
            <text:p>260000000</text:p>
          </table:table-cell>
        </table:table-row>
        <table:table-row table:style-name="ro1">
          <table:table-cell office:value-type="string">
            <text:p>Building Trees (CPU)</text:p>
          </table:table-cell>
          <table:table-cell office:value-type="float" office:value="48170000000">
            <text:p>4817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4098">
            <text:p>4098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830000000">
            <text:p>830000000</text:p>
          </table:table-cell>
        </table:table-row>
        <table:table-row table:style-name="ro1">
          <table:table-cell office:value-type="string">
            <text:p>Find Cuts (User)</text:p>
          </table:table-cell>
          <table:table-cell office:value-type="float" office:value="230000000">
            <text:p>23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48090000000">
            <text:p>4809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49170000000">
            <text:p>4917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49300000000">
            <text:p>4930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810000000">
            <text:p>810000000</text:p>
          </table:table-cell>
        </table:table-row>
      </table:table>
      <table:table table:name="Sheet1_10" table:style-name="ta1" table:print="false"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>
            <text:p>Find Cuts (CPU)</text:p>
          </table:table-cell>
          <table:table-cell office:value-type="float" office:value="10000000">
            <text:p>10000000</text:p>
          </table:table-cell>
        </table:table-row>
        <table:table-row table:style-name="ro1">
          <table:table-cell office:value-type="string">
            <text:p>Building Trees (CPU)</text:p>
          </table:table-cell>
          <table:table-cell office:value-type="float" office:value="1450000000">
            <text:p>145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1026">
            <text:p>1026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130000000">
            <text:p>130000000</text:p>
          </table:table-cell>
        </table:table-row>
        <table:table-row table:style-name="ro1">
          <table:table-cell office:value-type="string">
            <text:p>Find Cuts (User)</text:p>
          </table:table-cell>
          <table:table-cell office:value-type="float" office:value="10000000">
            <text:p>1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1440000000">
            <text:p>144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1560000000">
            <text:p>156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1600000000">
            <text:p>160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110000000">
            <text:p>110000000</text:p>
          </table:table-cell>
        </table:table-row>
      </table:table>
      <table:table table:name="Sheet1_9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Find Cuts (CPU)</text:p>
          </table:table-cell>
          <table:table-cell office:value-type="float" office:value="50000000">
            <text:p>50000000</text:p>
          </table:table-cell>
        </table:table-row>
        <table:table-row table:style-name="ro1">
          <table:table-cell office:value-type="string">
            <text:p>Building Trees (CPU)</text:p>
          </table:table-cell>
          <table:table-cell office:value-type="float" office:value="28220000000">
            <text:p>2822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4098">
            <text:p>4098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770000000">
            <text:p>770000000</text:p>
          </table:table-cell>
        </table:table-row>
        <table:table-row table:style-name="ro1">
          <table:table-cell office:value-type="string">
            <text:p>Find Cuts (User)</text:p>
          </table:table-cell>
          <table:table-cell office:value-type="float" office:value="50000000">
            <text:p>5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28170000000">
            <text:p>2817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29030000000">
            <text:p>2903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29080000000">
            <text:p>2908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770000000">
            <text:p>770000000</text:p>
          </table:table-cell>
        </table:table-row>
      </table:table>
      <table:table table:name="Sheet1_8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Find Cuts (CPU)</text:p>
          </table:table-cell>
          <table:table-cell office:value-type="float" office:value="170000000">
            <text:p>170000000</text:p>
          </table:table-cell>
        </table:table-row>
        <table:table-row table:style-name="ro1">
          <table:table-cell office:value-type="string">
            <text:p>Building Trees (CPU)</text:p>
          </table:table-cell>
          <table:table-cell office:value-type="float" office:value="92460000000">
            <text:p>9246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4098">
            <text:p>4098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1410000000">
            <text:p>1410000000</text:p>
          </table:table-cell>
        </table:table-row>
        <table:table-row table:style-name="ro1">
          <table:table-cell office:value-type="string">
            <text:p>Find Cuts (User)</text:p>
          </table:table-cell>
          <table:table-cell office:value-type="float" office:value="150000000">
            <text:p>15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92290000000">
            <text:p>9229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93890000000">
            <text:p>9389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94090000000">
            <text:p>9409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1400000000">
            <text:p>1400000000</text:p>
          </table:table-cell>
        </table:table-row>
      </table:table>
      <table:table table:name="Sheet1_7" table:style-name="ta1" table:print="false"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>
            <text:p>Find Cuts (CPU)</text:p>
          </table:table-cell>
          <table:table-cell office:value-type="float" office:value="10000000">
            <text:p>10000000</text:p>
          </table:table-cell>
        </table:table-row>
        <table:table-row table:style-name="ro1">
          <table:table-cell office:value-type="string">
            <text:p>Building Trees (CPU)</text:p>
          </table:table-cell>
          <table:table-cell office:value-type="float" office:value="1290000000">
            <text:p>129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1026">
            <text:p>1026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130000000">
            <text:p>130000000</text:p>
          </table:table-cell>
        </table:table-row>
        <table:table-row table:style-name="ro1">
          <table:table-cell office:value-type="string">
            <text:p>Find Cuts (User)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1280000000">
            <text:p>128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1430000000">
            <text:p>143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1450000000">
            <text:p>145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130000000">
            <text:p>130000000</text:p>
          </table:table-cell>
        </table:table-row>
      </table:table>
      <table:table table:name="Sheet1_6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Find Cuts (CPU)</text:p>
          </table:table-cell>
          <table:table-cell office:value-type="float" office:value="250000000">
            <text:p>250000000</text:p>
          </table:table-cell>
        </table:table-row>
        <table:table-row table:style-name="ro1">
          <table:table-cell office:value-type="string">
            <text:p>Building Trees (CPU)</text:p>
          </table:table-cell>
          <table:table-cell office:value-type="float" office:value="32360000000">
            <text:p>3236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4098">
            <text:p>4098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610000000">
            <text:p>610000000</text:p>
          </table:table-cell>
        </table:table-row>
        <table:table-row table:style-name="ro1">
          <table:table-cell office:value-type="string">
            <text:p>Find Cuts (User)</text:p>
          </table:table-cell>
          <table:table-cell office:value-type="float" office:value="210000000">
            <text:p>21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32310000000">
            <text:p>3231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33120000000">
            <text:p>3312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33220000000">
            <text:p>3322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580000000">
            <text:p>580000000</text:p>
          </table:table-cell>
        </table:table-row>
      </table:table>
      <table:table table:name="Sheet1_5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Find Cuts (CPU)</text:p>
          </table:table-cell>
          <table:table-cell office:value-type="float" office:value="200000000">
            <text:p>200000000</text:p>
          </table:table-cell>
        </table:table-row>
        <table:table-row table:style-name="ro1">
          <table:table-cell office:value-type="string">
            <text:p>Building Trees (CPU)</text:p>
          </table:table-cell>
          <table:table-cell office:value-type="float" office:value="46740000000">
            <text:p>4674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4098">
            <text:p>4098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850000000">
            <text:p>850000000</text:p>
          </table:table-cell>
        </table:table-row>
        <table:table-row table:style-name="ro1">
          <table:table-cell office:value-type="string">
            <text:p>Find Cuts (User)</text:p>
          </table:table-cell>
          <table:table-cell office:value-type="float" office:value="190000000">
            <text:p>19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46670000000">
            <text:p>4667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47720000000">
            <text:p>4772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47820000000">
            <text:p>4782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840000000">
            <text:p>840000000</text:p>
          </table:table-cell>
        </table:table-row>
      </table:table>
      <table:table table:name="Sheet1_4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Find Cuts (CPU)</text:p>
          </table:table-cell>
          <table:table-cell office:value-type="float" office:value="70000000">
            <text:p>70000000</text:p>
          </table:table-cell>
        </table:table-row>
        <table:table-row table:style-name="ro1">
          <table:table-cell office:value-type="string">
            <text:p>Building Trees (CPU)</text:p>
          </table:table-cell>
          <table:table-cell office:value-type="float" office:value="39930000000">
            <text:p>3993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4098">
            <text:p>4098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860000000">
            <text:p>860000000</text:p>
          </table:table-cell>
        </table:table-row>
        <table:table-row table:style-name="ro1">
          <table:table-cell office:value-type="string">
            <text:p>Find Cuts (User)</text:p>
          </table:table-cell>
          <table:table-cell office:value-type="float" office:value="60000000">
            <text:p>6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39900000000">
            <text:p>3990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40840000000">
            <text:p>4084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40890000000">
            <text:p>4089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850000000">
            <text:p>850000000</text:p>
          </table:table-cell>
        </table:table-row>
      </table:table>
      <table:table table:name="Sheet1_3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Find Cuts (CPU)</text:p>
          </table:table-cell>
          <table:table-cell office:value-type="float" office:value="90000000">
            <text:p>90000000</text:p>
          </table:table-cell>
        </table:table-row>
        <table:table-row table:style-name="ro1">
          <table:table-cell office:value-type="string">
            <text:p>Building Trees (CPU)</text:p>
          </table:table-cell>
          <table:table-cell office:value-type="float" office:value="54910000000">
            <text:p>5491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4098">
            <text:p>4098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910000000">
            <text:p>910000000</text:p>
          </table:table-cell>
        </table:table-row>
        <table:table-row table:style-name="ro1">
          <table:table-cell office:value-type="string">
            <text:p>Find Cuts (User)</text:p>
          </table:table-cell>
          <table:table-cell office:value-type="float" office:value="80000000">
            <text:p>8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54870000000">
            <text:p>5487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55870000000">
            <text:p>5587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55940000000">
            <text:p>5594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910000000">
            <text:p>910000000</text:p>
          </table:table-cell>
        </table:table-row>
      </table:table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Find Cuts (CPU)</text:p>
          </table:table-cell>
          <table:table-cell office:value-type="float" office:value="100000000">
            <text:p>100000000</text:p>
          </table:table-cell>
        </table:table-row>
        <table:table-row table:style-name="ro1">
          <table:table-cell office:value-type="string">
            <text:p>Building Trees (CPU)</text:p>
          </table:table-cell>
          <table:table-cell office:value-type="float" office:value="53910000000">
            <text:p>5391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4098">
            <text:p>4098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870000000">
            <text:p>870000000</text:p>
          </table:table-cell>
        </table:table-row>
        <table:table-row table:style-name="ro1">
          <table:table-cell office:value-type="string">
            <text:p>Find Cuts (User)</text:p>
          </table:table-cell>
          <table:table-cell office:value-type="float" office:value="100000000">
            <text:p>10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53880000000">
            <text:p>5388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54840000000">
            <text:p>5484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54900000000">
            <text:p>5490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860000000">
            <text:p>860000000</text:p>
          </table:table-cell>
        </table:table-row>
      </table:table>
      <table:table table:name="Sheet1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4">03/04/2011</text:date>, <text:time>12:3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id Days</meta:initial-creator>
    <meta:creation-date>2011-03-04T12:21:16</meta:creation-date>
    <dc:date>2011-03-04T12:32:15</dc:date>
    <dc:creator>David Days</dc:creator>
    <meta:editing-duration>PT00H05M28S</meta:editing-duration>
    <meta:editing-cycles>1</meta:editing-cycles>
    <meta:document-statistic meta:table-count="25" meta:cell-count="396" meta:object-count="0"/>
    <meta:generator>OpenOffice.org/3.1$Linux OpenOffice.org_project/310m19$Build-9420</meta:generator>
  </office:meta>
</office:document-meta>
</file>